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ucida Fax" fo:font-size="14pt" officeooo:rsid="0014fac8" officeooo:paragraph-rsid="0014fac8" style:font-size-asian="12.25pt" style:font-size-complex="14pt"/>
    </style:style>
    <style:style style:name="P2" style:family="paragraph" style:parent-style-name="Standard">
      <style:text-properties style:font-name="Lucida Fax" fo:font-size="12pt" style:text-underline-style="solid" style:text-underline-width="auto" style:text-underline-color="font-color" officeooo:rsid="0014fac8" officeooo:paragraph-rsid="0014fac8" style:font-size-asian="10.5pt" style:font-size-complex="12pt"/>
    </style:style>
    <style:style style:name="P3" style:family="paragraph" style:parent-style-name="Standard">
      <style:text-properties style:font-name="Lucida Fax" fo:font-size="10.5pt" style:text-underline-style="solid" style:text-underline-width="auto" style:text-underline-color="font-color" officeooo:rsid="0014fac8" officeooo:paragraph-rsid="0014fac8" style:font-size-asian="10.5pt" style:font-size-complex="10.5pt"/>
    </style:style>
    <style:style style:name="P4" style:family="paragraph" style:parent-style-name="Standard">
      <style:text-properties style:font-name="Lucida Fax" fo:font-size="10.5pt" style:text-underline-style="none" officeooo:rsid="00153efe" officeooo:paragraph-rsid="00153efe" style:font-size-asian="10.5pt" style:font-size-complex="10.5pt"/>
    </style:style>
    <style:style style:name="P5" style:family="paragraph" style:parent-style-name="Standard">
      <style:text-properties style:font-name="Lucida Fax" fo:font-size="10.5pt" style:text-underline-style="none" officeooo:rsid="00153efe" officeooo:paragraph-rsid="0016166c" style:font-size-asian="10.5pt" style:font-size-complex="10.5pt"/>
    </style:style>
    <style:style style:name="P6" style:family="paragraph" style:parent-style-name="Standard">
      <style:text-properties style:font-name="Lucida Fax" fo:font-size="9pt" style:text-underline-style="none" officeooo:rsid="00153efe" officeooo:paragraph-rsid="00153efe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Heading_20_3" style:list-style-name="L1">
      <style:text-properties style:font-name="Lucida Fax" fo:font-size="14pt" style:text-underline-style="solid" style:text-underline-width="auto" style:text-underline-color="font-color" officeooo:rsid="00153efe" officeooo:paragraph-rsid="00258e55" style:font-size-asian="14pt" style:font-size-complex="14pt"/>
    </style:style>
    <style:style style:name="P9" style:family="paragraph" style:parent-style-name="Heading_20_3" style:list-style-name="L1">
      <style:text-properties officeooo:paragraph-rsid="00258e55"/>
    </style:style>
    <style:style style:name="P10" style:family="paragraph" style:list-style-name="L1">
      <style:text-properties style:text-underline-style="solid" style:text-underline-width="auto" style:text-underline-color="font-color"/>
    </style:style>
    <style:style style:name="P11" style:family="paragraph" style:parent-style-name="Standard" style:list-style-name="L1">
      <style:text-properties style:font-name="Lucida Fax" fo:font-size="10.5pt" style:text-underline-style="none" officeooo:rsid="00153efe" officeooo:paragraph-rsid="00153efe" style:font-size-asian="10.5pt" style:font-size-complex="10.5pt"/>
    </style:style>
    <style:style style:name="P12" style:family="paragraph" style:parent-style-name="Standard">
      <style:text-properties style:font-name="Lucida Fax" fo:font-size="10.5pt" style:text-underline-style="none" officeooo:rsid="00153efe" officeooo:paragraph-rsid="00258e55" style:font-size-asian="10.5pt" style:font-size-complex="10.5pt"/>
    </style:style>
    <style:style style:name="P13" style:family="paragraph" style:parent-style-name="Standard" style:list-style-name="L2"/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fo:font-size="9pt" style:font-size-asian="9pt" style:font-size-complex="9pt"/>
    </style:style>
    <style:style style:name="P17" style:family="paragraph" style:parent-style-name="Text_20_body" style:list-style-name="L2">
      <style:text-properties fo:font-size="9pt" officeooo:rsid="001aa433" officeooo:paragraph-rsid="001aa433" style:font-size-asian="9pt" style:font-size-complex="9pt"/>
    </style:style>
    <style:style style:name="P18" style:family="paragraph" style:parent-style-name="Text_20_body" style:list-style-name="L3">
      <style:text-properties fo:font-size="9pt" officeooo:paragraph-rsid="001772ff" style:font-size-asian="9pt" style:font-size-complex="9pt"/>
    </style:style>
    <style:style style:name="P19" style:family="paragraph" style:parent-style-name="Text_20_body" style:list-style-name="L3">
      <style:text-properties fo:font-size="9pt" officeooo:rsid="001a2adc" officeooo:paragraph-rsid="001a2adc" style:font-size-asian="9pt" style:font-size-complex="9pt"/>
    </style:style>
    <style:style style:name="P20" style:family="paragraph" style:parent-style-name="Text_20_body" style:list-style-name="L4">
      <style:text-properties fo:font-size="9pt" officeooo:rsid="001a2adc" officeooo:paragraph-rsid="001a2adc" style:font-size-asian="9pt" style:font-size-complex="9pt"/>
    </style:style>
    <style:style style:name="P21" style:family="paragraph" style:parent-style-name="Text_20_body" style:list-style-name="L3">
      <style:text-properties fo:font-size="9pt" officeooo:rsid="001cb63e" officeooo:paragraph-rsid="001cb63e" style:font-size-asian="9pt" style:font-size-complex="9pt"/>
    </style:style>
    <style:style style:name="P22" style:family="paragraph" style:parent-style-name="Text_20_body" style:list-style-name="L4">
      <style:text-properties fo:font-size="9pt" officeooo:rsid="001cb63e" officeooo:paragraph-rsid="001cb63e" style:font-size-asian="9pt" style:font-size-complex="9pt"/>
    </style:style>
    <style:style style:name="P23" style:family="paragraph" style:parent-style-name="Text_20_body" style:list-style-name="L4">
      <style:text-properties fo:font-size="9pt" officeooo:paragraph-rsid="001772ff" style:font-size-asian="9pt" style:font-size-complex="9pt"/>
    </style:style>
    <style:style style:name="P24" style:family="paragraph" style:parent-style-name="Text_20_body" style:list-style-name="L3">
      <style:text-properties officeooo:paragraph-rsid="001772ff"/>
    </style:style>
    <style:style style:name="P25" style:family="paragraph" style:parent-style-name="Text_20_body" style:list-style-name="L4">
      <style:text-properties officeooo:paragraph-rsid="001772ff"/>
    </style:style>
    <style:style style:name="P26" style:family="paragraph" style:list-style-name="L8"/>
    <style:style style:name="P27" style:family="paragraph" style:list-style-name="L9"/>
    <style:style style:name="P28" style:family="paragraph" style:parent-style-name="Text_20_body" style:list-style-name="L9"/>
    <style:style style:name="P29" style:family="paragraph" style:list-style-name="L10"/>
    <style:style style:name="P30" style:family="paragraph" style:list-style-name="L8">
      <style:text-properties officeooo:rsid="00250260" officeooo:paragraph-rsid="00250260"/>
    </style:style>
    <style:style style:name="P31" style:family="paragraph" style:parent-style-name="Text_20_body" style:list-style-name="L9">
      <style:text-properties officeooo:rsid="00250260" officeooo:paragraph-rsid="00250260"/>
    </style:style>
    <style:style style:name="P32" style:family="paragraph" style:list-style-name="L11"/>
    <style:style style:name="P33" style:family="paragraph" style:list-style-name="L12"/>
    <style:style style:name="P34" style:family="paragraph" style:list-style-name="L13"/>
    <style:style style:name="P35" style:family="paragraph" style:list-style-name="L14"/>
    <style:style style:name="P36" style:family="paragraph" style:list-style-name="L15"/>
    <style:style style:name="T1" style:family="text"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weight-asian="normal" style:font-size-complex="9pt" style:font-weight-complex="normal"/>
    </style:style>
    <style:style style:name="T2" style:family="text">
      <style:text-properties style:font-name="Lucida Fax" fo:font-size="14pt" style:text-underline-style="solid" style:text-underline-width="auto" style:text-underline-color="font-color" officeooo:rsid="00258e55" style:font-size-asian="14pt" style:font-size-complex="14pt"/>
    </style:style>
    <style:style style:name="T3" style:family="text">
      <style:text-properties style:font-name="Lucida Fax" fo:font-size="14pt" style:text-underline-style="solid" style:text-underline-width="auto" style:text-underline-color="font-color" officeooo:rsid="00201708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6dd1b" style:font-size-asian="9pt" style:font-size-complex="9pt"/>
    </style:style>
    <style:style style:name="T6" style:family="text">
      <style:text-properties fo:font-size="9pt" officeooo:rsid="001722f8" style:font-size-asian="9pt" style:font-size-complex="9pt"/>
    </style:style>
    <style:style style:name="T7" style:family="text">
      <style:text-properties fo:font-size="9pt" officeooo:rsid="001772ff" style:font-size-asian="9pt" style:font-size-complex="9pt"/>
    </style:style>
    <style:style style:name="T8" style:family="text">
      <style:text-properties fo:font-size="9pt" officeooo:rsid="001852c0" style:font-size-asian="9pt" style:font-size-complex="9pt"/>
    </style:style>
    <style:style style:name="T9" style:family="text">
      <style:text-properties fo:font-size="9pt" officeooo:rsid="001aa433" style:font-size-asian="9pt" style:font-size-complex="9pt"/>
    </style:style>
    <style:style style:name="T10" style:family="text">
      <style:text-properties officeooo:rsid="0016dd1b"/>
    </style:style>
    <style:style style:name="T11" style:family="text">
      <style:text-properties officeooo:rsid="001852c0"/>
    </style:style>
    <style:style style:name="T12" style:family="text">
      <style:text-properties officeooo:rsid="0019a3f6"/>
    </style:style>
    <style:style style:name="T13" style:family="text">
      <style:text-properties officeooo:rsid="001a2adc"/>
    </style:style>
    <style:style style:name="T14" style:family="text">
      <style:text-properties officeooo:rsid="001aa433"/>
    </style:style>
    <style:style style:name="T15" style:family="text">
      <style:text-properties fo:color="#000000" loext:opacity="100%" style:font-name="Liberation Serif" fo:font-size="9pt" fo:font-weight="normal" style:font-size-asian="9pt" style:font-weight-asian="normal" style:font-size-complex="9pt" style:font-weight-complex="normal"/>
    </style:style>
    <style:style style:name="T16" style:family="text">
      <style:text-properties officeooo:rsid="00234983"/>
    </style:style>
    <style:style style:name="T17" style:family="text">
      <style:text-properties officeooo:rsid="00250260"/>
    </style:style>
    <style:style style:name="T18" style:family="text">
      <style:text-properties loext:padding="0.049cm" loext:border="0.06pt solid #d9d9e3"/>
    </style:style>
    <style:style style:name="T19" style:family="text">
      <style:text-properties officeooo:rsid="00258e55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681e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e atualização das regras Cyberpunk 2020</text:p>
      <text:p text:style-name="P1"/>
      <text:p text:style-name="P1"/>
      <text:p text:style-name="P2"/>
      <text:p text:style-name="P2"/>
      <text:p text:style-name="P3"/>
      <text:list xml:id="list1488150616" text:style-name="L1">
        <text:list-item>
          <text:list>
            <text:list-item>
              <text:list>
                <text:list-item>
                  <text:h text:style-name="P8" text:outline-level="3"><text:span text:style-name="T19">Classes e origens</text:span>:</text:h>
                </text:list-item>
              </text:list>
            </text:list-item>
          </text:list>
          <text:p text:style-name="P11"/>
        </text:list-item>
      </text:list>
      <text:p text:style-name="P4"/>
      <text:p text:style-name="P6"/>
      <text:list xml:id="list102201481219032" text:continue-numbering="true" text:style-name="L1">
        <text:list-header>
          <text:p text:style-name="P14"><text:span text:style-name="Strong_20_Emphasis"><text:span text:style-name="T4">Medic</text:span></text:span><text:span text:style-name="Strong_20_Emphasis"><text:span text:style-name="T5">â</text:span></text:span><text:span text:style-name="Strong_20_Emphasis"><text:span text:style-name="T4">nico</text:span></text:span></text:p>
          <text:list text:style-name="L2" text:continue-numbering="true">
            <text:list-item>
              <text:p text:style-name="P16">No coração pulsante da cidade, a linha entre vida e máquina desaparece. <text:s/><text:span text:style-name="T10">V</text:span>ocê é um especialista em reparar a carne humana e os circuitos elétricos, dominando a linha tênue entre a biologia e a tecnologia.</text:p>
            </text:list-item>
            <text:list-item>
              <text:p text:style-name="P15"><text:span text:style-name="Emphasis"><text:span text:style-name="T4">Perícias Únicas:</text:span></text:span></text:p>
              <text:list>
                <text:list-item>
                  <text:p text:style-name="P16">Tecnologia Médica (Exclusivo): Diagnósticos precisos e cura de feridas, sejam elas digitais ou orgânicas. <text:span text:style-name="T14">Em local apropriado é capaz de colocar implantes cibernéticos.</text:span></text:p>
                </text:list-item>
                <text:list-item>
                  <text:p text:style-name="P17">Percepção</text:p>
                </text:list-item>
                <text:list-item>
                  <text:p text:style-name="P16">Tecnologia Básica</text:p>
                </text:list-item>
                <text:list-item>
                  <text:p text:style-name="P16">Diagnose</text:p>
                </text:list-item>
                <text:list-item>
                  <text:p text:style-name="P16">Pesquisa </text:p>
                </text:list-item>
                <text:list-item>
                  <text:p text:style-name="P16">Opera<text:span text:style-name="T14">r c</text:span>riogênio</text:p>
                </text:list-item>
                <text:list-item>
                  <text:p text:style-name="P16">Medicamentos</text:p>
                </text:list-item>
                <text:list-item>
                  <text:p text:style-name="P16">Zoologia</text:p>
                </text:list-item>
              </text:list>
            </text:list-item>
          </text:list>
          <text:p text:style-name="P14"><text:span text:style-name="Strong_20_Emphasis"><text:span text:style-name="T4">Trilha-rede</text:span></text:span></text:p>
          <text:list text:style-name="L2" text:continue-numbering="true">
            <text:list-item>
              <text:p text:style-name="P16">Entre os traços de dados <text:span text:style-name="T10">e do ciberespaço você encontra seu refúgio</text:span>. Seu domínio sobre a corrente cibernética é incomparável, permitindo que <text:s/>manipule sistemas e informações <text:span text:style-name="T10">ao seu favor</text:span></text:p>
            </text:list-item>
            <text:list-item>
              <text:p text:style-name="P15"><text:span text:style-name="Emphasis"><text:span text:style-name="T4">Perícias Únicas:</text:span></text:span></text:p>
              <text:list>
                <text:list-item>
                  <text:p text:style-name="P16">Interface (Exclusivo): Navegação fluida nas redes digitais e manipulação de interfaces complexas.</text:p>
                </text:list-item>
                <text:list-item>
                  <text:p text:style-name="P17">Percepçao</text:p>
                </text:list-item>
                <text:list-item>
                  <text:p text:style-name="P16">Tecnologia Básica</text:p>
                </text:list-item>
                <text:list-item>
                  <text:p text:style-name="P16">Cibertecnologia</text:p>
                </text:list-item>
                <text:list-item>
                  <text:p text:style-name="P16">Composição</text:p>
                </text:list-item>
                <text:list-item>
                  <text:p text:style-name="P16">Eletrônica</text:p>
                </text:list-item>
                <text:list-item>
                  <text:p text:style-name="P16">Programação</text:p>
                </text:list-item>
                <text:list-item>
                  <text:p text:style-name="P17">Hacking</text:p>
                  <text:p text:style-name="P16"/>
                </text:list-item>
              </text:list>
            </text:list-item>
          </text:list>
          <text:p text:style-name="P14"><text:span text:style-name="Strong_20_Emphasis"><text:span text:style-name="T4">Corporativo</text:span></text:span></text:p>
          <text:list text:style-name="L2" text:continue-numbering="true">
            <text:list-item>
              <text:p text:style-name="P15"><text:span text:style-name="T4">N</text:span><text:span text:style-name="T5">o</text:span><text:span text:style-name="T4"> </text:span><text:span text:style-name="T5">seio </text:span><text:span text:style-name="T4">das megacorporações </text:span><text:span text:style-name="T5">é notória sua habilidade</text:span><text:span text:style-name="T4"> em negócios e trato social. Seus passos confiantes ecoam nos corredores de poder, enquanto você manipula o mercado e molda o futuro com um sorriso gélido.</text:span></text:p>
            </text:list-item>
            <text:list-item>
              <text:p text:style-name="P15"><text:span text:style-name="Emphasis"><text:span text:style-name="T4">Perícias Únicas:</text:span></text:span></text:p>
              <text:list>
                <text:list-item>
                  <text:p text:style-name="P16">Recursos (Exclusivo): Acesso a informações privilegiadas, conexões influentes e oportunidades de negócios. </text:p>
                </text:list-item>
                <text:list-item>
                  <text:p text:style-name="P16"><text:soft-page-break/>Percepção</text:p>
                </text:list-item>
                <text:list-item>
                  <text:p text:style-name="P16">Pesquisa</text:p>
                </text:list-item>
                <text:list-item>
                  <text:p text:style-name="P16">Trato Social</text:p>
                </text:list-item>
                <text:list-item>
                  <text:p text:style-name="P16">Persuasão</text:p>
                </text:list-item>
                <text:list-item>
                  <text:p text:style-name="P16">Mercado de Ações</text:p>
                </text:list-item>
                <text:list-item>
                  <text:p text:style-name="P17">Estilo</text:p>
                </text:list-item>
                <text:list-item>
                  <text:p text:style-name="P17">Autocuidado</text:p>
                </text:list-item>
              </text:list>
            </text:list-item>
          </text:list>
          <text:p text:style-name="P14"><text:span text:style-name="Strong_20_Emphasis"><text:span text:style-name="T4">N</text:span></text:span><text:span text:style-name="Strong_20_Emphasis"><text:span text:style-name="T5">ô</text:span></text:span><text:span text:style-name="Strong_20_Emphasis"><text:span text:style-name="T4">made</text:span></text:span></text:p>
          <text:list text:style-name="L2" text:continue-numbering="true">
            <text:list-item>
              <text:p text:style-name="P15"><text:span text:style-name="T6">Em meio à poeira e à mudança constante, você estabelece laços</text:span><text:span text:style-name="T4"> ligado</text:span><text:span text:style-name="T6">s</text:span><text:span text:style-name="T4"> pela linhagem de sangue e aço. Suas mãos firmes controlam volantes e armas, enquanto sua família nômade é sua fortaleza.</text:span></text:p>
            </text:list-item>
            <text:list-item>
              <text:p text:style-name="P15"><text:span text:style-name="Emphasis"><text:span text:style-name="T4">Perícias Únicas:</text:span></text:span></text:p>
              <text:list>
                <text:list-item>
                  <text:p text:style-name="P15"><text:span text:style-name="T4">Família (Exclusivo): </text:span><text:span text:style-name="T9">A força de conexão que você tem com sua tribo. A</text:span><text:span text:style-name="T1">juda na hora de negociar com as famílias tribais e obter recursos.</text:span><text:span text:style-name="T15"> </text:span></text:p>
                </text:list-item>
                <text:list-item>
                  <text:p text:style-name="P15">Percepção</text:p>
                </text:list-item>
                <text:list-item>
                  <text:p text:style-name="P16">Resistência</text:p>
                </text:list-item>
                <text:list-item>
                  <text:p text:style-name="P16">Armas Brancas</text:p>
                </text:list-item>
                <text:list-item>
                  <text:p text:style-name="P15">Fuzis</text:p>
                </text:list-item>
                <text:list-item>
                  <text:p text:style-name="P16">Condução</text:p>
                </text:list-item>
                <text:list-item>
                  <text:p text:style-name="P16">Tecnologia Básica</text:p>
                </text:list-item>
                <text:list-item>
                  <text:p text:style-name="P16">Sobrevivência</text:p>
                </text:list-item>
                <text:list-item>
                  <text:p text:style-name="P16">Briga</text:p>
                </text:list-item>
                <text:list-item>
                  <text:p text:style-name="P16">Atletismo</text:p>
                </text:list-item>
                <text:list-item>
                  <text:p text:style-name="P15">Pilotagem</text:p>
                </text:list-item>
              </text:list>
            </text:list-item>
          </text:list>
          <text:p text:style-name="P14"><text:span text:style-name="Strong_20_Emphasis"><text:span text:style-name="T7">Autoridade</text:span></text:span></text:p>
          <text:list text:style-name="L2" text:continue-numbering="true">
            <text:list-item>
              <text:p text:style-name="P15"><text:span text:style-name="T7">Uma autoridade</text:span><text:span text:style-name="T4"> </text:span><text:span text:style-name="T7">que contém </text:span><text:span text:style-name="T4">força de ordem implacável. Suas mãos são habilidosas em combate, e sua mente afiada é capaz de desvendar mentiras e segredos nas sombras da criminalidade.</text:span></text:p>
            </text:list-item>
            <text:list-item>
              <text:p text:style-name="P15"><text:span text:style-name="Emphasis"><text:span text:style-name="T4">Perícias Únicas:</text:span></text:span></text:p>
              <text:list>
                <text:list-item>
                  <text:p text:style-name="P16">Autoridade (Exclusivo): <text:span text:style-name="T13">Passar por autoridades ou mesmo conseguir vantagens de pistas e informações é moleza pra você.</text:span></text:p>
                </text:list-item>
                <text:list-item>
                  <text:p text:style-name="P15">Pistolas</text:p>
                </text:list-item>
                <text:list-item>
                  <text:p text:style-name="P16">Percepção</text:p>
                </text:list-item>
                <text:list-item>
                  <text:p text:style-name="P16">Atletismo</text:p>
                </text:list-item>
                <text:list-item>
                  <text:p text:style-name="P16">Briga</text:p>
                </text:list-item>
                <text:list-item>
                  <text:p text:style-name="P16">Armas Brancas</text:p>
                </text:list-item>
                <text:list-item>
                  <text:p text:style-name="P16">Interrogatório</text:p>
                </text:list-item>
                <text:list-item>
                  <text:p text:style-name="P16">Manha</text:p>
                </text:list-item>
              </text:list>
            </text:list-item>
          </text:list>
        </text:list-header>
      </text:list>
      <text:p text:style-name="P7"/>
      <text:p text:style-name="P7"/>
      <text:list xml:id="list102201364960111" text:continue-list="list102201481219032" text:style-name="L2">
        <text:list-header>
          <text:p text:style-name="P15"><text:soft-page-break/><text:span text:style-name="Strong_20_Emphasis"><text:span text:style-name="T4">Mercenário</text:span></text:span></text:p>
          <text:list text:continue-numbering="true">
            <text:list-item>
              <text:p text:style-name="P15"><text:span text:style-name="T4"><text:s/>No submundo </text:span><text:span text:style-name="T7">nasce</text:span><text:span text:style-name="T4"> um mestre na arte da persuasão e intimidação. </text:span><text:span text:style-name="T7">Movido por <text:s/>combate constante e dinheiro, você sabe como lidar com um serviço.</text:span></text:p>
            </text:list-item>
          </text:list>
        </text:list-header>
      </text:list>
      <text:list xml:id="list4229070921" text:style-name="L3">
        <text:list-item>
          <text:list>
            <text:list-item>
              <text:p text:style-name="P24"><text:span text:style-name="Emphasis"><text:span text:style-name="T4">Perícias Únicas:</text:span></text:span></text:p>
              <text:list>
                <text:list-item>
                  <text:p text:style-name="P18">Noção de Combate (Exclusivo): <text:span text:style-name="T12">bonificações em estratégias de combate e percepção. Como ninguém você sabe reagir a situações inesperadas.</text:span></text:p>
                </text:list-item>
                <text:list-item>
                  <text:p text:style-name="P19">Percepção</text:p>
                </text:list-item>
                <text:list-item>
                  <text:p text:style-name="P21">Pistolas</text:p>
                </text:list-item>
                <text:list-item>
                  <text:p text:style-name="P18">Briga <text:span text:style-name="T13">OU</text:span> Artes Marciais</text:p>
                </text:list-item>
                <text:list-item>
                  <text:p text:style-name="P18">Armas Brancas</text:p>
                </text:list-item>
                <text:list-item>
                  <text:p text:style-name="P19">Noção bélica</text:p>
                </text:list-item>
                <text:list-item>
                  <text:p text:style-name="P21">Fuzis e submetralhadoras</text:p>
                </text:list-item>
                <text:list-item>
                  <text:p text:style-name="P18">Atletismo</text:p>
                </text:list-item>
                <text:list-item>
                  <text:p text:style-name="P24"><text:span text:style-name="Emphasis"><text:span text:style-name="T4">Furtividade</text:span></text:span></text:p>
                </text:list-item>
              </text:list>
            </text:list-item>
          </text:list>
        </text:list-item>
      </text:list>
      <text:list xml:id="list102202268795280" text:continue-list="list102201364960111" text:style-name="L2">
        <text:list-header>
          <text:p text:style-name="P15"><text:span text:style-name="Strong_20_Emphasis"><text:span text:style-name="T4">Marginal/Solo</text:span></text:span></text:p>
          <text:list text:continue-numbering="true">
            <text:list-item>
              <text:p text:style-name="P15"><text:span text:style-name="T4">Entre becos escuros e distritos decadentes, </text:span><text:span text:style-name="T8">surge </text:span><text:span text:style-name="T4">um sobrevivente das ruas. </text:span></text:p>
            </text:list-item>
          </text:list>
        </text:list-header>
      </text:list>
      <text:list xml:id="list1359151953" text:style-name="L4">
        <text:list-item>
          <text:list>
            <text:list-item>
              <text:p text:style-name="P25"><text:span text:style-name="Emphasis"><text:span text:style-name="T4">Perícias Únicas:</text:span></text:span></text:p>
              <text:list>
                <text:list-item>
                  <text:p text:style-name="P23">Negocia<text:span text:style-name="T11">r</text:span> (Exclusivo): <text:span text:style-name="T11">se infiltrar no submundo do crime não é um problema, sua rede de contatos sempre pode ajudar.</text:span></text:p>
                </text:list-item>
                <text:list-item>
                  <text:p text:style-name="P20">Percepção</text:p>
                </text:list-item>
                <text:list-item>
                  <text:p text:style-name="P23">Falsificar</text:p>
                </text:list-item>
                <text:list-item>
                  <text:p text:style-name="P22">Pistolas</text:p>
                </text:list-item>
                <text:list-item>
                  <text:p text:style-name="P23">Briga</text:p>
                </text:list-item>
                <text:list-item>
                  <text:p text:style-name="P23">Armas Brancas</text:p>
                </text:list-item>
                <text:list-item>
                  <text:p text:style-name="P23">Arrombamento</text:p>
                </text:list-item>
                <text:list-item>
                  <text:p text:style-name="P23">Intimidação</text:p>
                </text:list-item>
                <text:list-item>
                  <text:p text:style-name="P23"><text:span text:style-name="Emphasis"><text:span text:style-name="T4">Persuasão</text:span></text:span></text:p>
                </text:list-item>
              </text:list>
            </text:list-item>
          </text:list>
        </text:list-item>
      </text:list>
      <text:list xml:id="list102201826830670" text:continue-list="list102202268795280" text:style-name="L2">
        <text:list-header>
          <text:p text:style-name="P15"><text:span text:style-name="Strong_20_Emphasis"><text:span text:style-name="T4">Rock</text:span></text:span></text:p>
          <text:list text:continue-numbering="true">
            <text:list-item>
              <text:p text:style-name="P15"><text:span text:style-name="T4">Diante de multidões ensandecidas, </text:span><text:span text:style-name="T8">você é u</text:span><text:span text:style-name="T4">m líder carismático que influencia mentes e corações com seu dom musical. Sua voz ecoa como um chamado à revolução </text:span><text:span text:style-name="T8">contra as grandes corporações.</text:span></text:p>
            </text:list-item>
            <text:list-item>
              <text:p text:style-name="P15"><text:span text:style-name="Emphasis"><text:span text:style-name="T4">Perícias Únicas:</text:span></text:span></text:p>
              <text:list>
                <text:list-item>
                  <text:p text:style-name="P16">Liderança <text:span text:style-name="T13">Carismática</text:span> (Exclusivo): <text:span text:style-name="T11">capacidade de inspirar multidões e liderar pessoas.</text:span></text:p>
                </text:list-item>
                <text:list-item>
                  <text:p text:style-name="P15">Percepção</text:p>
                </text:list-item>
                <text:list-item>
                  <text:p text:style-name="P16">Atuação</text:p>
                </text:list-item>
                <text:list-item>
                  <text:p text:style-name="P16">Roupas e Estilo</text:p>
                </text:list-item>
                <text:list-item>
                  <text:p text:style-name="P16">Composição</text:p>
                </text:list-item>
                <text:list-item>
                  <text:p text:style-name="P16">Briga</text:p>
                </text:list-item>
                <text:list-item>
                  <text:p text:style-name="P16">Tocar Instrumento</text:p>
                </text:list-item>
                <text:list-item>
                  <text:p text:style-name="P16">Manha</text:p>
                </text:list-item>
                <text:list-item>
                  <text:p text:style-name="P16"><text:soft-page-break/>Persuasão</text:p>
                </text:list-item>
                <text:list-item>
                  <text:p text:style-name="P16">Sedução</text:p>
                </text:list-item>
              </text:list>
            </text:list-item>
          </text:list>
          <text:p text:style-name="P13"/>
        </text:list-header>
      </text:list>
      <text:p text:style-name="P5"/>
      <text:p text:style-name="P5"/>
      <text:list xml:id="list102201272094888" text:continue-list="list102201826830670" text:style-name="L1">
        <text:list-item>
          <text:list>
            <text:list-item>
              <text:list>
                <text:list-item>
                  <text:h text:style-name="Heading_20_3" text:outline-level="3">Definindo Atributos e Perícias:</text:h>
                </text:list-item>
              </text:list>
            </text:list-item>
          </text:list>
        </text:list-item>
      </text:list>
      <text:list xml:id="list2853705698" text:style-name="L11">
        <text:list-item>
          <text:p text:style-name="Text_20_body">Os personagens começam com 5 pontos em cada atributo e têm 8 pontos para distribuir.</text:p>
        </text:list-item>
        <text:list-item>
          <text:p text:style-name="Text_20_body">As perícias começam com 2 pontos nas que vêm da origem e 40 pontos para distribuir.</text:p>
        </text:list-item>
        <text:list-item>
          <text:p text:style-name="Text_20_body">A cada dois pontos investidos em uma perícia ou atributo, o personagem recebe um bônus de +1 nessa característica.</text:p>
        </text:list-item>
        <text:list-item>
          <text:p text:style-name="Text_20_body">Inicialmente, as perícias podem ter um máximo de 10 pontos e os atributos, um máximo de 9 pontos.</text:p>
        </text:list-item>
        <text:list-item>
          <text:p text:style-name="Text_20_body">O valor mínimo de um atributo é 4, o que implica em um bônus de -1.</text:p>
        </text:list-item>
      </text:list>
      <text:h text:style-name="Heading_20_3" text:outline-level="3">Regras Gerais:</text:h>
      <text:list xml:id="list17547982" text:style-name="L12">
        <text:list-item>
          <text:p text:style-name="Text_20_body">Pontos de Vida (HP) são calculados como CON x 5.</text:p>
        </text:list-item>
        <text:list-item>
          <text:p text:style-name="Text_20_body">O Modificador de Tipo Corporal (MTC) é calculado como CON + FOR, com um máximo de 18, independentemente do nível do personagem. O MTC influencia certas ações definidas pelo mestre. Exemplos: o impacto de um soco varia com o MTC do alvo.</text:p>
          <text:list>
            <text:list-item>
              <text:p text:style-name="Text_20_body">MTC 10 = NORMAL</text:p>
            </text:list-item>
            <text:list-item>
              <text:p text:style-name="Text_20_body">MTC 12 = EM FORMA</text:p>
            </text:list-item>
            <text:list-item>
              <text:p text:style-name="Text_20_body">MTC 14 = ATLÉTICO</text:p>
            </text:list-item>
            <text:list-item>
              <text:p text:style-name="Text_20_body">MTC 16 = SUPERATLETA</text:p>
            </text:list-item>
            <text:list-item>
              <text:p text:style-name="Text_20_body">MTC 18 = AUGE FÍSICO</text:p>
            </text:list-item>
          </text:list>
        </text:list-item>
        <text:list-item>
          <text:p text:style-name="Text_20_body">A humanidade começa em 100%. Implantes cibernéticos custam dinheiro e reduzem a humanidade do personagem. Um bom médico pode aumentar o custo financeiro, mas também reduzir o impacto na humanidade.</text:p>
        </text:list-item>
      </text:list>
      <text:h text:style-name="Heading_20_3" text:outline-level="3">Blindagem:</text:h>
      <text:list xml:id="list3745424453" text:style-name="L13">
        <text:list-item>
          <text:p text:style-name="Text_20_body">Os níveis de blindagem afetam a quantidade de dano recebido em determinada região:</text:p>
          <text:list>
            <text:list-item>
              <text:p text:style-name="Text_20_body">Nenhuma = valores de dano normais.</text:p>
            </text:list-item>
            <text:list-item>
              <text:p text:style-name="Text_20_body">Leve = -1 de dano para a região.</text:p>
            </text:list-item>
            <text:list-item>
              <text:p text:style-name="Text_20_body">Média = -3 de dano para a região.</text:p>
            </text:list-item>
            <text:list-item>
              <text:p text:style-name="Text_20_body">Alta = -5 de dano para a região.</text:p>
            </text:list-item>
          </text:list>
        </text:list-item>
        <text:list-item>
          <text:p text:style-name="Text_20_body">Equipamentos podem ser adquiridos para aumentar a resistência da região afetada.</text:p>
        </text:list-item>
      </text:list>
      <text:p text:style-name="Text_20_body">Certifique-se de incorporar essas informações detalhadas em seu sistema de regras de RPG, proporcionando aos jogadores uma compreensão clara das mecânicas de atributos, perícias, regras <text:soft-page-break/>gerais, HP, MTC, humanidade e blindagem. Isso contribuirá para uma experiência de jogo rica e envolvente baseada no universo "Cyberpunk 2020".</text:p>
      <text:p text:style-name="Text_20_body"/>
      <text:p text:style-name="P12"/>
      <text:p text:style-name="P12"/>
      <text:list xml:id="list102202385546063" text:continue-list="list102201272094888" text:style-name="L1">
        <text:list-item>
          <text:list>
            <text:list-item>
              <text:list>
                <text:list-item>
                  <text:h text:style-name="P9" text:outline-level="3"><text:span text:style-name="T2">Quanto aos sistemas</text:span><text:span text:style-name="T3">:</text:span></text:h>
                </text:list-item>
              </text:list>
            </text:list-item>
          </text:list>
        </text:list-item>
      </text:list>
      <text:h text:style-name="Heading_20_3" text:outline-level="3">Perícias:</text:h>
      <text:list xml:id="list2339721777" text:style-name="L8">
        <text:list-item>
          <text:p text:style-name="Text_20_body"><text:s/>Para realizar um teste de perícia, os jogadores devem seguir as seguintes etapas:</text:p>
          <text:list>
            <text:list-item>
              <text:p text:style-name="Text_20_body">D20 + bonusAtributo+bonusPericia</text:p>
            </text:list-item>
            <text:list-item>
              <text:p text:style-name="Text_20_body">Assim como no D&amp;D a CA do teste define a dificuldade</text:p>
            </text:list-item>
          </text:list>
        </text:list-item>
        <text:list-item>
          <text:p text:style-name="Text_20_body">É importante ressaltar que, se um personagem não possuir pontos distribuídos em uma determinada perícia, ele estará limitado ao conhecimento comum nessa área. </text:p>
        </text:list-item>
      </text:list>
      <text:h text:style-name="Heading_20_3" text:outline-level="3">Combate:</text:h>
      <text:list xml:id="list2480383534" text:style-name="L9">
        <text:list-item>
          <text:list>
            <text:list-item>
              <text:p text:style-name="P28"><text:span text:style-name="Strong_20_Emphasis">Movimento Baseado no MTC:</text:span> Durante o combate, o movimento dos personagens é determinado pel<text:span text:style-name="T17">o Modificador de tipo corporal</text:span>(MTC), <text:span text:style-name="T17">desconsiderando implantes:</text:span></text:p>
              <text:list>
                <text:list-item>
                  <text:p text:style-name="P28">MTC 10, 12→ Movimento de 9 metros.</text:p>
                </text:list-item>
                <text:list-item>
                  <text:p text:style-name="P31">MTC 14, 16→ Movimento de 12 metros.</text:p>
                </text:list-item>
                <text:list-item>
                  <text:p text:style-name="P28">MTC 18 → Movimento de 14 metros.</text:p>
                </text:list-item>
              </text:list>
            </text:list-item>
            <text:list-item>
              <text:p text:style-name="P28"><text:span text:style-name="Strong_20_Emphasis">Rolagem de Ataque:</text:span> Para realizar um ataque bem-sucedido, o jogador deve rolar um d20 e somar a perícia de ataque. O valor obtido deve ser maior que a Classe de Dificuldade (CD) da situação para acertar o alvo.</text:p>
            </text:list-item>
            <text:list-item>
              <text:p text:style-name="P28"><text:span text:style-name="Strong_20_Emphasis">Rolagem de Região:</text:span> Após acertar o alvo, o jogador deve rolar um d10 para determinar a região do corpo atingida. As regiões são: cabeça (1), torso (2 a <text:span text:style-name="T21">4</text:span>), perna <text:span text:style-name="T21">esq (5), perna dir (6),</text:span> braço <text:span text:style-name="T21">esq</text:span> (<text:span text:style-name="T21">7-8</text:span>), <text:span text:style-name="T21">braço dir(9-10).</text:span></text:p>
            </text:list-item>
            <text:list-item>
              <text:p text:style-name="P28"><text:span text:style-name="Strong_20_Emphasis">Rolagem de Dano:</text:span> O dano causado é calculado subtraindo o valor do dano da <text:span text:style-name="T19">rolagem da arma </text:span>pela blindagem da região atingida e pela blindagem da cobertura.</text:p>
            </text:list-item>
            <text:list-item>
              <text:p text:style-name="P28"><text:span text:style-name="Strong_20_Emphasis">Ações no Combate:</text:span> Cada personagem tem direito a uma ação padrão, um movimento e uma ação bônus. A ação bônus pode ser usada para recarregar, trocar de arma, ativar implantes, realizar testes de perícia não relacionados a combate, <text:span text:style-name="T19">agachar, deitar, entre outros.</text:span></text:p>
            </text:list-item>
          </text:list>
        </text:list-item>
      </text:list>
      <text:h text:style-name="Heading_20_3" text:outline-level="3">Humanidade:</text:h>
      <text:list xml:id="list4294417659" text:style-name="L10">
        <text:list-item>
          <text:list>
            <text:list-item>
              <text:p text:style-name="Text_20_body"><text:span text:style-name="Strong_20_Emphasis">Custo de Implantes:</text:span> Implantes cibernéticos têm um custo em Pontos de Humanidade (PH), que reflete o impacto na humanidade do personagem.</text:p>
            </text:list-item>
            <text:list-item>
              <text:p text:style-name="Text_20_body"><text:span text:style-name="Strong_20_Emphasis">Custo Baseado na Invasividade:</text:span> Quanto mais invasiva for a cirurgia e quanto mais partes do corpo forem ocupadas pelo implante, maior será o custo em PH.</text:p>
            </text:list-item>
            <text:list-item>
              <text:p text:style-name="Text_20_body"><text:soft-page-break/><text:span text:style-name="Strong_20_Emphasis">Medidor de Humanidade:</text:span> O medidor de humanidade indica o grau de afastamento do personagem de sua natureza humana, podendo levar a uma condição chamada ciberpsicose.</text:p>
            </text:list-item>
            <text:list-item>
              <text:p text:style-name="Text_20_body"><text:span text:style-name="Strong_20_Emphasis">Consequências da Baixa Humanidade:</text:span> À medida que a humanidade diminui, o personagem sofre alterações <text:span text:style-name="T19">no rp</text:span> e penalidades em algumas rolagens.</text:p>
            </text:list-item>
            <text:list-item>
              <text:p text:style-name="Text_20_body"><text:span text:style-name="Strong_20_Emphasis">0% de Humanidade:</text:span> Chegar a 0% de humanidade desencadeia uma quest secreta atribuída ao personagem, proporcionando oportunidades narrativas únicas.</text:p>
            </text:list-item>
          </text:list>
        </text:list-item>
      </text:list>
      <text:p text:style-name="Standard"/>
      <text:p text:style-name="Standard"/>
      <text:h text:style-name="Heading_20_3" text:outline-level="3">Armas:</text:h>
      <text:list xml:id="list3905988577" text:style-name="L14">
        <text:list-item>
          <text:p text:style-name="Text_20_body"><text:span text:style-name="Strong_20_Emphasis">Teste de Perícia Específica:</text:span> Cada arma exige que o personagem faça um teste de sua perícia específica para acertar o alvo. Por exemplo, uma katana exige um teste de Artes Marciais para determinar se o ataque é bem-sucedido.</text:p>
        </text:list-item>
        <text:list-item>
          <text:p text:style-name="Text_20_body"><text:span text:style-name="Strong_20_Emphasis">Armas Inteligentes:</text:span> Além do teste de perícia específica, armas inteligentes podem requerer um teste adicional relacionado à tecnologia utilizada no material. Isso pode envolver conhecimento técnico ou habilidades relacionadas à interface com a arma.</text:p>
        </text:list-item>
        <text:list-item>
          <text:p text:style-name="Text_20_body"><text:span text:style-name="Strong_20_Emphasis">Armas Automáticas:</text:span></text:p>
          <text:list>
            <text:list-item>
              <text:p text:style-name="Text_20_body"><text:span text:style-name="Strong_20_Emphasis">Modo Repetição:</text:span> Funciona de maneira similar a pistolas e revólveres, onde um único teste é feito para determinar a precisão do disparo.</text:p>
            </text:list-item>
            <text:list-item>
              <text:p text:style-name="Text_20_body"><text:span text:style-name="Strong_20_Emphasis">Modo Rajada:</text:span> Cada arma automática possui um número específico de rajadas possíveis. No modo rajada, cada rajada representa um ataque individual. O jogador pode escolher quantas rajadas utilizar em um único ataque. Porém, a dificuldade do teste aumenta a cada rajada subsequente para simular o recuo da arma.</text:p>
            </text:list-item>
          </text:list>
        </text:list-item>
        <text:list-item>
          <text:p text:style-name="Text_20_body"><text:span text:style-name="Strong_20_Emphasis">Rifles de Precisão:</text:span></text:p>
          <text:list>
            <text:list-item>
              <text:p text:style-name="Text_20_body"><text:span text:style-name="Strong_20_Emphasis">Dano Elevado:</text:span> Rifles de precisão causam consideravelmente mais dano em comparação a outras armas. O acerto certeiro dessas armas pode ser devastador.</text:p>
            </text:list-item>
            <text:list-item>
              <text:p text:style-name="Text_20_body"><text:span text:style-name="Strong_20_Emphasis">Desvantagem em Proximidade:</text:span> Devido ao seu design para longas distâncias, rifles de precisão sofrem uma desvantagem em rolagens de ataque quando utilizados em combates de proximidade, devido à dificuldade de manuseio nesses cenários.</text:p>
            </text:list-item>
            <text:list-item>
              <text:p text:style-name="Text_20_body"><text:span text:style-name="Strong_20_Emphasis">Recarga Completa:</text:span> Alguns rifles de precisão requerem uma ação completa para serem recarregados. Isso significa que o personagem deve usar toda a sua ação para recarregar a arma após cada disparo.</text:p>
            </text:list-item>
          </text:list>
        </text:list-item>
      </text:list>
      <text:p text:style-name="Standard"/>
      <text:h text:style-name="Heading_20_3" text:outline-level="3">Sistema de Morte e Cura:</text:h>
      <text:list xml:id="list1951896942" text:style-name="L15">
        <text:list-item>
          <text:p text:style-name="Text_20_body"><text:span text:style-name="Strong_20_Emphasis">Atordoamento por Dano:</text:span> Quando um personagem sofre dano igual ou superior a metade de sua vida máxima, ele fica atordoado. Para se levantar, o personagem deve realizar um teste de Constituição. Caso tenha sucesso, o levantar consome sua ação principal.</text:p>
        </text:list-item>
        <text:list-item>
          <text:p text:style-name="Text_20_body"><text:span text:style-name="Strong_20_Emphasis">Limite de Vida para Morte:</text:span> Um personagem morre quando sua vida chega a -10. Ao atingir esse ponto, ele não tem mais chances de sobreviver.</text:p>
        </text:list-item>
        <text:list-item>
          <text:p text:style-name="Text_20_body"><text:soft-page-break/><text:span text:style-name="Strong_20_Emphasis">Testes de Resistência à Morte (0 de Vida):</text:span> Quando um personagem chega a 0 de vida, precisa realizar testes de resistência à morte. Isso envolve testes de Constituição para manter a consciência e evitar entrar em estado terminal. O uso de estimulantes externos pode auxiliar nesses testes.</text:p>
        </text:list-item>
        <text:list-item>
          <text:p text:style-name="Text_20_body"><text:span text:style-name="Strong_20_Emphasis">Relação entre Humanidade e Sobrevivência:</text:span> Quanto menor for a humanidade de um personagem, maior será sua necessidade de um medicânico para sobreviver.</text:p>
        </text:list-item>
        <text:list-item>
          <text:p text:style-name="Text_20_body"><text:span text:style-name="Strong_20_Emphasis">Alta Humanidade e Teste de Medicina Biológica:</text:span> Personagens com altos valores de humanidade têm a possibilidade de serem salvos por meio de um teste de Medicina Biológica.</text:p>
        </text:list-item>
        <text:list-item>
          <text:p text:style-name="Text_20_body"><text:span text:style-name="Strong_20_Emphasis">Estimulantes e Cura:</text:span> Estimulantes têm um valor de cura específico. Para utilizá-los, o personagem deve realizar um teste de Primeiros Socorros. </text:p>
        </text:list-item>
      </text:list>
      <text:p text:style-name="Standard"/>
      <text:p text:style-name="Standard"/>
      <text:p text:style-name="Standard"><text:tab/></text:p>
      <text:p text:style-name="Standard"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3T09:42:42.659000000</meta:creation-date>
    <dc:date>2023-08-24T10:22:00.590000000</dc:date>
    <meta:editing-duration>PT1H32M17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7" meta:paragraph-count="162" meta:word-count="1697" meta:character-count="10009" meta:non-whitespace-character-count="8605"/>
  </office:meta>
</office:document-meta>
</file>